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ertificat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ertificateRep.readResol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ertificateRep.CertificateRep( java . lang . String var0 , byte [ ]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ertificate.Certificate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ertificate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ertificate.writeRepl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ertificate.equal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